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tracked-changes>
        <text:changed-region text:id="ct-1371898904">
          <text:deletion>
            <office:change-info>
              <dc:creator>Romain Gauthier</dc:creator>
              <dc:date>2009-08-21T18:27:00</dc:date>
            </office:change-info>
            <text:p text:style-name="Standard">les</text:p>
          </text:deletion>
        </text:changed-region>
        <text:changed-region text:id="ct-1371898680">
          <text:insertion>
            <office:change-info>
              <dc:creator>Romain Gauthier</dc:creator>
              <dc:date>2009-08-21T18:27:00</dc:date>
            </office:change-info>
          </text:insertion>
        </text:changed-region>
        <text:changed-region text:id="ct-1371898456">
          <text:deletion>
            <office:change-info>
              <dc:creator>Romain Gauthier</dc:creator>
              <dc:date>2009-08-21T18:27:00</dc:date>
            </office:change-info>
            <text:p text:style-name="Standard">amis,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<text:change text:change-id="ct-1371898904"/><text:s/><text:change-start text:change-id="ct-1371898680"/>los bonitos amigos <text:change-end text:change-id="ct-1371898680"/><text:change text:change-id="ct-1371898456"/><text:s/>ça va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main Gauthier</meta:initial-creator>
    <meta:creation-date>2009-08-21T18:26:27</meta:creation-date>
    <dc:date>2009-08-21T18:28:05</dc:date>
    <dc:creator>Romain Gauthier</dc:creator>
    <meta:editing-duration>PT00H01M39S</meta:editing-duration>
    <meta:editing-cycles>2</meta:editing-cycles>
    <meta:generator>OpenOffice.org/3.0$Linux OpenOffice.org_project/300m9$Build-9358</meta:generator>
    <meta:document-statistic meta:table-count="0" meta:image-count="0" meta:object-count="0" meta:page-count="1" meta:paragraph-count="3" meta:word-count="9" meta:character-count="44"/>
  </office:meta>
</office:document-meta>
</file>